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Sans Pro" svg:font-family="'Source Sans Pro', Arial, sans-serif"/>
  </office:font-face-decls>
  <office:automatic-styles>
    <style:style style:name="P1" style:family="paragraph" style:parent-style-name="Standard">
      <style:text-properties officeooo:rsid="00033494" officeooo:paragraph-rsid="00033494"/>
    </style:style>
    <style:style style:name="P2" style:family="paragraph" style:parent-style-name="Standard" style:list-style-name="L1">
      <style:text-properties officeooo:rsid="00033494" officeooo:paragraph-rsid="00033494"/>
    </style:style>
    <style:style style:name="P3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e5a66" loext:opacity="100%" style:font-name="Source Sans Pro" fo:font-size="8.25pt" fo:letter-spacing="normal" fo:font-style="normal" fo:font-weight="normal" loext:padding="0in" loext:border="none"/>
    </style:style>
    <style:style style:name="P4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e5a66" loext:opacity="100%" style:font-name="Source Sans Pro" fo:font-size="9pt" fo:letter-spacing="normal" fo:font-style="normal" fo:font-weight="normal" loext:padding="0in" loext:border="none"/>
    </style:style>
    <style:style style:name="P5" style:family="paragraph" style:parent-style-name="Standard">
      <style:text-properties fo:text-transform="capitalize" fo:color="#283593" loext:opacity="100%" style:font-name="Source Sans Pro" fo:font-size="9.75pt" fo:letter-spacing="normal" fo:font-style="normal" fo:font-weight="normal" officeooo:rsid="00033494" officeooo:paragraph-rsid="00033494" fo:background-color="#283593" loext:padding="0.0193in" loext:border="1.5pt solid #000000"/>
    </style:style>
    <style:style style:name="P6" style:family="paragraph" style:parent-style-name="Standard">
      <style:paragraph-properties fo:margin-left="0in" fo:margin-right="0in" fo:margin-top="0in" fo:margin-bottom="0.0972in" style:contextual-spacing="false" fo:text-align="center" style:justify-single-word="false" fo:orphans="2" fo:widows="2" fo:text-indent="0in" style:auto-text-indent="false"/>
      <style:text-properties fo:text-transform="capitalize" fo:color="#5e35b1" loext:opacity="100%" style:font-name="Source Sans Pro" fo:font-size="9.75pt" fo:letter-spacing="normal" fo:font-style="normal" fo:font-weight="normal" fo:background-color="#5e35b1" loext:padding="0.0193in" loext:border="1.5pt solid #000000"/>
    </style:style>
    <style:style style:name="P7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text-transform="capitalize" fo:color="#4527a0" loext:opacity="100%" style:font-name="Source Sans Pro" fo:font-size="9.75pt" fo:letter-spacing="normal" fo:font-style="normal" fo:font-weight="normal" fo:background-color="#4527a0" loext:padding="0.0193in" loext:border="1.5pt solid #000000"/>
    </style:style>
    <style:style style:name="T1" style:family="text">
      <style:text-properties fo:font-style="italic"/>
    </style:style>
    <style:style style:name="T2" style:family="text">
      <style:text-properties fo:font-size="8.25pt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earch Design in case of Descriptive and Diagnostic research studies.</text:p>
      <text:p text:style-name="P1"/>
      <text:p text:style-name="P1">Describes characteristics of a particular individual or group.</text:p>
      <text:p text:style-name="P1">Frequency of something happening or relationship with another group.</text:p>
      <text:p text:style-name="P1"/>
      <text:p text:style-name="P1">Deals with Association, narration of facts of groups.</text:p>
      <text:p text:style-name="P1">Most social research falls here.</text:p>
      <text:p text:style-name="P1"/>
      <text:p text:style-name="P1">Researcher clearly states what he wants to research and methods he will achieve it.</text:p>
      <text:p text:style-name="P1"/>
      <text:p text:style-name="P1">Procedure to be used must be carefully planned for accurate results.</text:p>
      <text:p text:style-name="P1">Maximize reliability and be economical.</text:p>
      <text:p text:style-name="P1">Research must be rigid and not flexible and should include:</text:p>
      <text:list xml:id="list2427143834" text:style-name="L1">
        <text:list-item>
          <text:p text:style-name="P2">Formulating the objective of the study (what the study is about and why is it being made?)</text:p>
        </text:list-item>
        <text:list-item>
          <text:p text:style-name="P2">Designing the methods of data collection (what techniques of gathering data will be adopted?)</text:p>
        </text:list-item>
        <text:list-item>
          <text:p text:style-name="P2">Selecting the sample (how much material will be needed?)</text:p>
        </text:list-item>
        <text:list-item>
          <text:p text:style-name="P2">Collecting the data (where can the required data be found and with what time period should</text:p>
        </text:list-item>
        <text:list-item>
          <text:p text:style-name="P2">the data be related?)</text:p>
        </text:list-item>
        <text:list-item>
          <text:p text:style-name="P2">Processing and analysis the data.</text:p>
        </text:list-item>
        <text:list-item>
          <text:p text:style-name="P2">Reporting the findings.</text:p>
        </text:list-item>
      </text:list>
      <text:p text:style-name="P1"/>
      <text:p text:style-name="P1">Specify objectives</text:p>
      <text:p text:style-name="P1">Comes up with method for data collection. “Structured instruments”</text:p>
      <text:p text:style-name="P1">Takes samples and makes statement about the population.</text:p>
      <text:p text:style-name="P1">Proof checking for errors.</text:p>
      <text:p text:style-name="P1">Data collected processed and analyzed.</text:p>
      <text:p text:style-name="P1"/>
      <text:p text:style-name="P5"><text:bookmark text:name="user-w_jtu0egqbensf"/>Sc</text:p>
      <text:p text:style-name="P3"><text:bookmark text:name="tippy-304"/>SCII/00825/2019 Michael Orina <text:span text:style-name="T1">(You)</text:span></text:p>
      <text:p text:style-name="P6"><text:bookmark text:name="user-w_uh335ccne9dp"/>Da</text:p>
      <text:p text:style-name="P4"><text:bookmark text:name="tippy-307"/><text:span text:style-name="T2">David Engoke SCCI/00777/2019 </text:span>Mobile</text:p>
      <text:p text:style-name="P7"><text:bookmark text:name="user-w_ks0z1gvzls6y"/>Sc</text:p>
      <text:p text:style-name="P3"><text:bookmark text:name="tippy-310"/>SCCI/00756/2019 Eric Mianio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Sans Pro" svg:font-family="'Source Sans Pro'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7T11:02:02.530429655</meta:creation-date>
    <dc:date>2022-07-27T20:29:04.103556707</dc:date>
    <meta:editing-duration>PT9H5M30S</meta:editing-duration>
    <meta:editing-cycles>1</meta:editing-cycles>
    <meta:document-statistic meta:table-count="0" meta:image-count="0" meta:object-count="0" meta:page-count="1" meta:paragraph-count="27" meta:word-count="197" meta:character-count="1261" meta:non-whitespace-character-count="1098"/>
    <meta:generator>LibreOffice/7.2.2.2$Linux_X86_64 LibreOffice_project/20$Build-2</meta:generator>
  </office:meta>
</office:document-meta>
</file>